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3. 1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Spouštění s různými velikostmi k-mer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kud pro určité k algoritmus nezkonstruuje graf s dostatečně malým počtem cest, je spuštěn znovu s vyšším k.</text:p>
                <text:list>
                  <text:list-item>
                    <text:p>K = 31, zvyšuje se o 10</text:p>
                  </text:list-item>
                </text:list>
              </text:list-item>
              <text:list-item>
                <text:p>Redukuje false positi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Řešení překryvů paired-end reads</text:p>
          </draw:text-box>
        </draw:frame>
        <draw:frame presentation:style-name="pr4" draw:layer="layout" svg:width="25.199cm" svg:height="15.286cm" svg:x="1.4cm" svg:y="4.343cm" presentation:class="outline" presentation:user-transformed="true">
          <draw:text-box>
            <text:list text:style-name="L2">
              <text:list-item>
                <text:p>Detekce překrývajících se párovaných čtení je založena na porovnání jejich pozic získaných ze vstupního (BAM/SAM) souboru</text:p>
              </text:list-item>
              <text:list-item>
                <text:p>Pokud se daná čtení na překrývajících se pozicích liší, obě čtení jsou upravena tak, aby překryv neobsahovala</text:p>
                <text:list>
                  <text:list-item>
                    <text:p>Opět redukce false positives</text:p>
                  </text:list-item>
                </text:list>
              </text:list-item>
              <text:list-item>
                <text:p>V testovacích datech cca 7000 překrývajících se párovaných čtení, z toho 2000 nemá shodný překryv (?)</text:p>
                <text:list>
                  <text:list-item>
                    <text:p>Často by jej spravila např. jedna inserce či posunutí jednoho ze čtení o 1 bázi </text:p>
                  </text:list-item>
                  <text:list-item>
                    <text:p>Base quality nemusí signalizovat tento problé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ermik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užit jako další zdroj variant (VCF) pro provedení genotypového srovnávání</text:p>
              </text:list-item>
              <text:list-item>
                <text:p>Spouštěn na intervalech délky 2000 bází, ve kterých můj algoritmus nalezl alespoň jednu variantu</text:p>
                <text:list>
                  <text:list-item>
                    <text:p>BAM soubor čtení vždy vyfiltrován dle pzice</text:p>
                  </text:list-item>
                  <text:list-item>
                    <text:p>Podobně referenční sekv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ovnání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positional <text:s text:c="5"/>SNP <text:s text:c="4"/>TP <text:s text:c="5"/>783</text:p>
              </text:list-item>
              <text:list-item>
                <text:p>positional <text:s text:c="5"/>SNP <text:s text:c="4"/>FN <text:s text:c="5"/>230</text:p>
              </text:list-item>
              <text:list-item>
                <text:p>positional <text:s text:c="5"/>SNP <text:s text:c="4"/>FP <text:s text:c="5"/>82</text:p>
              </text:list-item>
              <text:list-item>
                <text:p>positional <text:s text:c="5"/>INDEL <text:s text:c="2"/>TP <text:s text:c="5"/>1001</text:p>
              </text:list-item>
              <text:list-item>
                <text:p>positional <text:s text:c="5"/>INDEL <text:s text:c="2"/>FN <text:s text:c="5"/>123</text:p>
              </text:list-item>
              <text:list-item>
                <text:p>positional <text:s text:c="5"/>INDEL <text:s text:c="2"/>FP <text:s text:c="5"/>110</text:p>
              </text:list-item>
              <text:list-item>
                <text:p>allelic SNP <text:s text:c="4"/>TP <text:s text:c="5"/>738</text:p>
              </text:list-item>
              <text:list-item>
                <text:p>allelic SNP <text:s text:c="4"/>FN <text:s text:c="5"/>275</text:p>
              </text:list-item>
              <text:list-item>
                <text:p>allelic SNP <text:s text:c="4"/>FP <text:s text:c="5"/>96</text:p>
              </text:list-item>
              <text:list-item>
                <text:p>allelic INDEL <text:s text:c="2"/>TP <text:s text:c="5"/>959</text:p>
              </text:list-item>
              <text:list-item>
                <text:p>allelic INDEL <text:s text:c="2"/>FN <text:s text:c="5"/>165</text:p>
              </text:list-item>
              <text:list-item>
                <text:p>allelic INDEL <text:s text:c="2"/>FP <text:s text:c="5"/>216</text:p>
              </text:list-item>
              <text:list-item>
                <text:p>genotypic <text:s text:c="6"/>SNP <text:s text:c="4"/>TP <text:s text:c="5"/>686</text:p>
              </text:list-item>
              <text:list-item>
                <text:p>genotypic <text:s text:c="6"/>SNP <text:s text:c="4"/>FN <text:s text:c="5"/>327</text:p>
              </text:list-item>
              <text:list-item>
                <text:p>genotypic <text:s text:c="6"/>SNP <text:s text:c="4"/>FP <text:s text:c="5"/>146</text:p>
              </text:list-item>
              <text:list-item>
                <text:p>genotypic <text:s text:c="6"/>INDEL <text:s text:c="2"/>TP <text:s text:c="5"/>780</text:p>
              </text:list-item>
              <text:list-item>
                <text:p>genotypic <text:s text:c="6"/>INDEL <text:s text:c="2"/>FN <text:s text:c="5"/>344</text:p>
              </text:list-item>
              <text:list-item>
                <text:p>genotypic <text:s text:c="6"/>INDEL <text:s text:c="2"/>FP <text:s text:c="5"/>376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4:40:26.064000000</meta:creation-date>
    <dc:date>2017-01-13T14:56:26.820000000</dc:date>
    <meta:editing-duration>PT15M54S</meta:editing-duration>
    <meta:editing-cycles>14</meta:editing-cycles>
    <meta:generator>LibreOffice/5.1.5.2$Windows_x86 LibreOffice_project/7a864d8825610a8c07cfc3bc01dd4fce6a9447e5</meta:generator>
    <meta:document-statistic meta:object-count="41"/>
  </office:meta>
</office:document-meta>
</file>